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2" style:master-page-name="MasterPage2" style:family="paragraph" style:name="P45">
      <style:paragraph-properties fo:text-align="center"/>
    </style:style>
    <style:style style:family="text" style:name="T32">
      <style:text-properties fo:font-size="26pt"/>
    </style:style>
    <style:style style:family="text" style:name="T33">
      <style:text-properties fo:font-size="26pt"/>
    </style:style>
    <style:style style:parent-style-name="682" style:family="paragraph" style:name="P46">
      <style:paragraph-properties/>
    </style:style>
    <style:style style:family="text" style:name="T34">
      <style:text-properties fo:font-size="13pt"/>
    </style:style>
    <style:style style:family="text" style:name="T35">
      <style:text-properties fo:font-size="13pt"/>
    </style:style>
    <style:style style:parent-style-name="682" style:family="paragraph" style:name="P47">
      <style:paragraph-properties/>
    </style:style>
    <style:style style:family="text" style:name="T36">
      <style:text-properties fo:font-size="13pt"/>
    </style:style>
    <style:style style:family="text" style:name="T37">
      <style:text-properties fo:font-size="13pt"/>
    </style:style>
    <style:style style:parent-style-name="682" style:family="paragraph" style:name="P48">
      <style:paragraph-properties/>
    </style:style>
    <style:style style:family="text" style:name="T38">
      <style:text-properties fo:font-size="13pt"/>
    </style:style>
    <style:style style:family="text" style:name="T39">
      <style:text-properties fo:font-size="13pt"/>
    </style:style>
    <style:style style:parent-style-name="682" style:family="paragraph" style:name="P49">
      <style:paragraph-properties/>
    </style:style>
    <style:style style:family="text" style:name="T40">
      <style:text-properties fo:font-size="18pt"/>
    </style:style>
    <style:style style:family="text" style:name="T41">
      <style:text-properties fo:font-size="18pt"/>
    </style:style>
    <style:style style:parent-style-name="682" style:family="paragraph" style:name="P50">
      <style:paragraph-properties/>
    </style:style>
    <style:style style:family="text" style:name="T42">
      <style:text-properties fo:font-size="13pt"/>
    </style:style>
    <style:style style:family="text" style:name="T43">
      <style:text-properties fo:font-size="13pt"/>
    </style:style>
    <style:style style:parent-style-name="682" style:family="paragraph" style:name="P51">
      <style:paragraph-properties/>
    </style:style>
    <style:style style:family="text" style:name="T44">
      <style:text-properties fo:font-size="13pt"/>
    </style:style>
    <style:style style:family="text" style:name="T45">
      <style:text-properties fo:font-size="13pt"/>
    </style:style>
    <style:style style:parent-style-name="682" style:family="paragraph" style:name="P52">
      <style:paragraph-properties/>
    </style:style>
    <style:style style:family="text" style:name="T46">
      <style:text-properties fo:font-size="13pt"/>
    </style:style>
    <style:style style:family="text" style:name="T47">
      <style:text-properties fo:font-size="13pt"/>
    </style:style>
    <style:style style:parent-style-name="682" style:family="paragraph" style:name="P53">
      <style:paragraph-properties/>
    </style:style>
    <style:style style:family="text" style:name="T48">
      <style:text-properties fo:font-size="13pt"/>
    </style:style>
    <style:style style:family="text" style:name="T49">
      <style:text-properties fo:font-size="13pt"/>
    </style:style>
    <style:style style:parent-style-name="682" style:family="paragraph" style:name="P54">
      <style:paragraph-properties/>
    </style:style>
    <style:style style:family="text" style:name="T50">
      <style:text-properties fo:font-size="13pt"/>
    </style:style>
    <style:style style:family="text" style:name="T51">
      <style:text-properties fo:font-size="13pt"/>
    </style:style>
    <style:style style:parent-style-name="682" style:family="paragraph" style:name="P55">
      <style:paragraph-properties/>
    </style:style>
    <style:style style:family="text" style:name="T52">
      <style:text-properties fo:font-size="13pt"/>
    </style:style>
    <style:style style:family="text" style:name="T53">
      <style:text-properties fo:font-size="13pt"/>
    </style:style>
    <style:style style:parent-style-name="682" style:family="paragraph" style:name="P56">
      <style:text-properties fo:background-color="#ffff00"/>
      <style:paragraph-properties/>
    </style:style>
    <style:style style:family="text" style:name="T54">
      <style:text-properties fo:font-size="13pt" fo:background-color="#ffff00"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82" style:family="paragraph" style:name="P57">
      <style:paragraph-properties/>
    </style:style>
    <style:style style:family="text" style:name="T57">
      <style:text-properties fo:font-size="13pt"/>
    </style:style>
    <style:style style:family="text" style:name="T58">
      <style:text-properties fo:font-size="13pt"/>
    </style:style>
    <style:style style:parent-style-name="682" style:family="paragraph" style:name="P58">
      <style:paragraph-properties/>
    </style:style>
    <style:style style:family="text" style:name="T59">
      <style:text-properties fo:font-size="13pt"/>
    </style:style>
    <style:style style:family="text" style:name="T60">
      <style:text-properties fo:font-size="13pt"/>
    </style:style>
    <style:style style:parent-style-name="682" style:family="paragraph" style:name="P59">
      <style:paragraph-properties/>
    </style:style>
    <style:style style:family="text" style:name="T61">
      <style:text-properties fo:font-size="13pt"/>
    </style:style>
    <style:style style:family="text" style:name="T62">
      <style:text-properties fo:font-size="13pt"/>
    </style:style>
    <style:style style:parent-style-name="682" style:family="paragraph" style:name="P60">
      <style:paragraph-properties/>
    </style:style>
    <style:style style:family="text" style:name="T63">
      <style:text-properties fo:font-size="13pt"/>
    </style:style>
    <style:style style:family="text" style:name="T64">
      <style:text-properties fo:font-size="13pt"/>
    </style:style>
    <style:style style:parent-style-name="682" style:family="paragraph" style:name="P61">
      <style:paragraph-properties/>
    </style:style>
    <style:style style:family="text" style:name="T65">
      <style:text-properties fo:font-size="13pt"/>
    </style:style>
    <style:style style:family="text" style:name="T66">
      <style:text-properties fo:font-size="13pt"/>
    </style:style>
    <style:style style:parent-style-name="682" style:family="paragraph" style:name="P62">
      <style:paragraph-properties/>
    </style:style>
    <style:style style:family="text" style:name="T67">
      <style:text-properties fo:font-size="13pt"/>
    </style:style>
    <style:style style:family="text" style:name="T68">
      <style:text-properties fo:font-size="13pt"/>
    </style:style>
    <style:style style:parent-style-name="682" style:family="paragraph" style:name="P63">
      <style:paragraph-properties/>
    </style:style>
    <style:style style:family="text" style:name="T69">
      <style:text-properties fo:font-size="13pt"/>
    </style:style>
    <style:style style:family="text" style:name="T70">
      <style:text-properties fo:font-size="13pt"/>
    </style:style>
    <style:style style:parent-style-name="682" style:family="paragraph" style:name="P64">
      <style:paragraph-properties/>
    </style:style>
    <style:style style:family="text" style:name="T71">
      <style:text-properties fo:font-size="13pt"/>
    </style:style>
    <style:style style:family="text" style:name="T72">
      <style:text-properties fo:font-size="13pt"/>
    </style:style>
    <style:style style:parent-style-name="682" style:family="paragraph" style:name="P65">
      <style:paragraph-properties/>
    </style:style>
    <style:style style:family="text" style:name="T73">
      <style:text-properties fo:font-size="13pt"/>
    </style:style>
    <style:style style:family="text" style:name="T74">
      <style:text-properties fo:font-size="13pt"/>
    </style:style>
    <style:style style:parent-style-name="682" style:family="paragraph" style:name="P66">
      <style:paragraph-properties/>
    </style:style>
    <style:style style:family="text" style:name="T75">
      <style:text-properties fo:font-size="13pt"/>
    </style:style>
    <style:style style:family="text" style:name="T76">
      <style:text-properties fo:font-size="13pt"/>
    </style:style>
    <style:style style:parent-style-name="682" style:family="paragraph" style:name="P67">
      <style:paragraph-properties/>
    </style:style>
    <style:style style:family="text" style:name="T77">
      <style:text-properties fo:font-size="13pt"/>
    </style:style>
    <style:style style:family="text" style:name="T78">
      <style:text-properties fo:font-size="13pt"/>
    </style:style>
    <style:style style:family="text" style:name="T79">
      <style:text-properties fo:font-size="13pt" fo:font-weight="bold"/>
    </style:style>
    <style:style style:family="text" style:name="T80">
      <style:text-properties fo:font-size="13pt"/>
    </style:style>
    <style:style style:family="text" style:name="T81">
      <style:text-properties fo:font-size="13pt"/>
    </style:style>
    <style:style style:parent-style-name="682" style:family="paragraph" style:name="P68">
      <style:paragraph-properties/>
    </style:style>
    <style:style style:family="text" style:name="T82">
      <style:text-properties fo:font-size="13pt"/>
    </style:style>
    <style:style style:family="text" style:name="T83">
      <style:text-properties fo:font-size="13pt"/>
    </style:style>
    <style:style style:parent-style-name="682" style:family="paragraph" style:name="P69">
      <style:paragraph-properties/>
    </style:style>
    <style:style style:family="text" style:name="T84">
      <style:text-properties fo:font-size="13pt"/>
    </style:style>
    <style:style style:family="text" style:name="T85">
      <style:text-properties fo:font-size="13pt"/>
    </style:style>
    <style:style style:family="text" style:name="T86">
      <style:text-properties fo:font-size="13pt"/>
    </style:style>
    <style:style style:family="text" style:name="T87">
      <style:text-properties fo:font-size="13pt"/>
    </style:style>
    <style:style style:parent-style-name="682" style:family="paragraph" style:name="P70">
      <style:paragraph-properties/>
    </style:style>
    <style:style style:family="text" style:name="T88">
      <style:text-properties fo:font-size="13pt"/>
    </style:style>
    <style:style style:family="text" style:name="T89">
      <style:text-properties fo:font-size="13pt"/>
    </style:style>
    <style:style style:parent-style-name="682" style:family="paragraph" style:name="P71">
      <style:paragraph-properties/>
    </style:style>
    <style:style style:family="text" style:name="T90">
      <style:text-properties fo:font-size="13pt"/>
    </style:style>
    <style:style style:family="text" style:name="T91">
      <style:text-properties fo:font-size="13pt"/>
    </style:style>
    <style:style style:parent-style-name="682" style:family="paragraph" style:name="P72">
      <style:paragraph-properties/>
    </style:style>
    <style:style style:family="text" style:name="T92">
      <style:text-properties fo:font-size="13pt"/>
    </style:style>
    <style:style style:family="text" style:name="T93">
      <style:text-properties fo:font-size="13pt" fo:font-weight="bold"/>
    </style:style>
    <style:style style:family="text" style:name="T94">
      <style:text-properties fo:font-size="13pt"/>
    </style:style>
    <style:style style:family="text" style:name="T95">
      <style:text-properties fo:font-size="13pt"/>
    </style:style>
    <style:style style:parent-style-name="682" style:family="paragraph" style:name="P73">
      <style:paragraph-properties/>
    </style:style>
    <style:style style:family="text" style:name="T96">
      <style:text-properties fo:font-size="13pt"/>
    </style:style>
    <style:style style:family="text" style:name="T97">
      <style:text-properties fo:font-size="13pt"/>
    </style:style>
    <style:style style:parent-style-name="682" style:family="paragraph" style:name="P74">
      <style:paragraph-properties/>
    </style:style>
    <style:style style:family="text" style:name="T98">
      <style:text-properties fo:font-size="13pt"/>
    </style:style>
    <style:style style:family="text" style:name="T99">
      <style:text-properties fo:font-size="13pt"/>
    </style:style>
    <style:style style:parent-style-name="682" style:family="paragraph" style:name="P75">
      <style:paragraph-properties/>
    </style:style>
    <style:style style:family="text" style:name="T100">
      <style:text-properties fo:font-size="13pt"/>
    </style:style>
    <style:style style:family="text" style:name="T101">
      <style:text-properties fo:font-size="13pt" fo:font-weight="bold"/>
    </style:style>
    <style:style style:family="text" style:name="T102">
      <style:text-properties fo:font-size="13pt"/>
    </style:style>
    <style:style style:family="text" style:name="T103">
      <style:text-properties fo:font-size="13pt"/>
    </style:style>
    <style:style style:parent-style-name="682" style:family="paragraph" style:name="P76">
      <style:paragraph-properties/>
    </style:style>
    <style:style style:family="text" style:name="T104">
      <style:text-properties fo:font-size="13pt"/>
    </style:style>
    <style:style style:family="text" style:name="T105">
      <style:text-properties fo:font-size="13pt"/>
    </style:style>
    <style:style style:parent-style-name="682" style:family="paragraph" style:name="P77">
      <style:paragraph-properties/>
    </style:style>
    <style:style style:family="text" style:name="T106">
      <style:text-properties fo:font-size="13pt"/>
    </style:style>
    <style:style style:family="text" style:name="T107">
      <style:text-properties fo:font-size="13pt"/>
    </style:style>
    <style:style style:family="text" style:name="T108">
      <style:text-properties fo:font-size="13pt"/>
    </style:style>
    <style:style style:parent-style-name="682" style:family="paragraph" style:name="P78">
      <style:paragraph-properties/>
    </style:style>
    <style:style style:family="text" style:name="T109">
      <style:text-properties fo:font-size="13pt"/>
    </style:style>
    <style:style style:family="text" style:name="T110">
      <style:text-properties fo:font-size="13pt"/>
    </style:style>
    <style:style style:parent-style-name="682" style:family="paragraph" style:name="P79">
      <style:paragraph-properties/>
    </style:style>
    <style:style style:family="text" style:name="T111">
      <style:text-properties fo:font-size="13pt"/>
    </style:style>
    <style:style style:family="text" style:name="T112">
      <style:text-properties fo:font-size="13pt"/>
    </style:style>
    <style:style style:family="text" style:name="T113">
      <style:text-properties fo:font-size="13pt"/>
    </style:style>
    <style:style style:parent-style-name="682" style:family="paragraph" style:name="P80">
      <style:paragraph-properties/>
    </style:style>
    <style:style style:family="text" style:name="T114">
      <style:text-properties fo:font-size="13pt"/>
    </style:style>
    <style:style style:family="text" style:name="T115">
      <style:text-properties fo:font-size="13pt"/>
    </style:style>
    <style:style style:parent-style-name="682" style:family="paragraph" style:name="P81">
      <style:paragraph-properties/>
    </style:style>
    <style:style style:family="text" style:name="T116">
      <style:text-properties fo:font-size="13pt"/>
    </style:style>
    <style:style style:family="text" style:name="T117">
      <style:text-properties fo:font-size="13pt"/>
    </style:style>
    <style:style style:parent-style-name="682" style:family="paragraph" style:name="P82">
      <style:paragraph-properties/>
    </style:style>
    <style:style style:family="text" style:name="T118">
      <style:text-properties fo:font-size="13pt"/>
    </style:style>
    <style:style style:family="text" style:name="T119">
      <style:text-properties fo:font-size="13pt"/>
    </style:style>
    <style:style style:parent-style-name="682" style:family="paragraph" style:name="P83">
      <style:paragraph-properties/>
    </style:style>
    <style:style style:family="text" style:name="T120">
      <style:text-properties fo:font-size="13pt"/>
    </style:style>
    <style:style style:parent-style-name="682" style:family="paragraph" style:name="P84">
      <style:paragraph-properties/>
    </style:style>
    <style:style style:family="text" style:name="T121">
      <style:text-properties fo:font-size="18pt"/>
    </style:style>
    <style:style style:family="text" style:name="T122">
      <style:text-properties fo:font-size="18pt"/>
    </style:style>
    <style:style style:parent-style-name="682" style:family="paragraph" style:name="P85">
      <style:paragraph-properties/>
    </style:style>
    <style:style style:family="text" style:name="T123">
      <style:text-properties fo:font-size="13pt"/>
    </style:style>
    <style:style style:family="text" style:name="T124">
      <style:text-properties fo:font-size="13pt"/>
    </style:style>
    <style:style style:parent-style-name="682" style:family="paragraph" style:name="P86">
      <style:paragraph-properties/>
    </style:style>
    <style:style style:family="text" style:name="T125">
      <style:text-properties fo:font-size="13pt"/>
    </style:style>
    <style:style style:family="text" style:name="T126">
      <style:text-properties fo:font-size="13pt"/>
    </style:style>
    <style:style style:family="text" style:name="T127">
      <style:text-properties fo:font-size="13pt"/>
    </style:style>
    <style:style style:parent-style-name="682" style:family="paragraph" style:name="P87">
      <style:paragraph-properties/>
    </style:style>
    <style:style style:family="text" style:name="T128">
      <style:text-properties fo:font-size="13pt"/>
    </style:style>
    <style:style style:family="text" style:name="T129">
      <style:text-properties fo:font-size="13pt"/>
    </style:style>
    <style:style style:parent-style-name="682" style:family="paragraph" style:name="P88">
      <style:paragraph-properties/>
    </style:style>
    <style:style style:parent-style-name="682" style:family="paragraph" style:name="P89">
      <style:paragraph-properties/>
    </style:style>
    <style:style style:family="text" style:name="T130">
      <style:text-properties fo:font-size="13pt"/>
    </style:style>
    <style:style style:family="text" style:name="T131">
      <style:text-properties fo:font-size="13pt"/>
    </style:style>
    <style:style style:parent-style-name="682" style:family="paragraph" style:name="P90">
      <style:paragraph-properties/>
    </style:style>
    <style:style style:family="text" style:name="T132">
      <style:text-properties fo:font-size="13pt"/>
    </style:style>
    <style:style style:family="text" style:name="T133">
      <style:text-properties fo:font-size="13pt"/>
    </style:style>
    <style:style style:parent-style-name="682" style:family="paragraph" style:name="P91">
      <style:paragraph-properties/>
    </style:style>
    <style:style style:family="text" style:name="T134">
      <style:text-properties fo:font-size="13pt"/>
    </style:style>
    <style:style style:parent-style-name="682" style:family="paragraph" style:name="P92">
      <style:paragraph-properties/>
    </style:style>
    <style:style style:parent-style-name="682" style:family="paragraph" style:name="P93">
      <style:paragraph-properties/>
    </style:style>
    <style:style style:family="text" style:name="T135">
      <style:text-properties fo:font-size="13pt"/>
    </style:style>
    <style:style style:family="text" style:name="T136">
      <style:text-properties fo:font-size="13pt"/>
    </style:style>
    <style:style style:parent-style-name="682" style:family="paragraph" style:name="P94">
      <style:paragraph-properties/>
    </style:style>
    <style:style style:family="text" style:name="T137">
      <style:text-properties fo:font-size="13pt"/>
    </style:style>
    <style:style style:family="text" style:name="T138">
      <style:text-properties fo:font-size="13pt"/>
    </style:style>
    <style:style style:parent-style-name="682" style:family="paragraph" style:name="P95">
      <style:paragraph-properties/>
    </style:style>
    <style:style style:family="text" style:name="T139">
      <style:text-properties fo:font-size="13pt"/>
    </style:style>
    <style:style style:family="text" style:name="T140">
      <style:text-properties fo:font-size="13pt"/>
    </style:style>
    <style:style style:parent-style-name="682" style:family="paragraph" style:name="P96">
      <style:paragraph-properties/>
    </style:style>
    <style:style style:parent-style-name="682" style:family="paragraph" style:name="P97">
      <style:paragraph-properties/>
    </style:style>
    <style:style style:family="text" style:name="T141">
      <style:text-properties fo:font-size="13pt"/>
    </style:style>
    <style:style style:family="text" style:name="T142">
      <style:text-properties fo:font-size="13pt"/>
    </style:style>
    <style:style style:parent-style-name="682" style:family="paragraph" style:name="P98">
      <style:paragraph-properties/>
    </style:style>
    <style:style style:family="text" style:name="T143">
      <style:text-properties fo:font-size="13pt"/>
    </style:style>
    <style:style style:family="text" style:name="T144">
      <style:text-properties fo:font-size="13pt"/>
    </style:style>
    <style:style style:parent-style-name="682" style:family="paragraph" style:name="P99">
      <style:paragraph-properties/>
    </style:style>
    <style:style style:family="text" style:name="T145">
      <style:text-properties fo:font-size="18pt"/>
    </style:style>
    <style:style style:parent-style-name="682" style:family="paragraph" style:name="P100">
      <style:paragraph-properties/>
    </style:style>
    <style:style style:family="text" style:name="T146">
      <style:text-properties fo:font-size="13pt"/>
    </style:style>
    <style:style style:family="text" style:name="T147">
      <style:text-properties fo:font-size="13pt"/>
    </style:style>
    <style:style style:parent-style-name="682" style:family="paragraph" style:name="P101">
      <style:paragraph-properties/>
    </style:style>
    <style:style style:family="text" style:name="T148">
      <style:text-properties fo:font-size="13pt"/>
    </style:style>
    <style:style style:family="text" style:name="T149">
      <style:text-properties fo:font-size="13pt"/>
    </style:style>
    <style:style style:family="text" style:name="T150">
      <style:text-properties fo:font-size="13pt"/>
    </style:style>
  </office:automatic-styles>
  <office:body>
    <office:text text:use-soft-page-breaks="true">
      <text:p text:style-name="P45"><text:span text:style-name="T32">Fichier réponse de la Mise En Situation Professionnelle</text:span><text:span text:style-name="T33"/><text:span/></text:p>
      <text:p text:style-name="P46"><text:span text:style-name="T34"/><text:span text:style-name="T35"/><text:span/></text:p>
      <text:p text:style-name="P47"><text:span text:style-name="T36"/><text:span text:style-name="T37"/><text:span/></text:p>
      <text:p text:style-name="P48"><text:span text:style-name="T38"/><text:span text:style-name="T39"/><text:span/></text:p>
      <text:p text:style-name="P49"><text:span text:style-name="T40">1. Serveur Windows</text:span><text:span text:style-name="T41"/><text:span/></text:p>
      <text:p text:style-name="P50"><text:span text:style-name="T42"/><text:span text:style-name="T43"/><text:span/></text:p>
      <text:p text:style-name="P51"><text:span text:style-name="T44">1.1 Capture d’écran du code PowerShell :</text:span><text:span text:style-name="T45"/><text:span/></text:p>
      <text:p text:style-name="P52"><text:span text:style-name="T46"/><text:span/><text:span text:style-name="T47"/><text:span/></text:p>
      <text:p text:style-name="P53"><text:span text:style-name="T48"/><text:span text:style-name="T49"/><text:span/></text:p>
      <text:p text:style-name="P54"><text:span text:style-name="T50">Capture d’écran de l’affichage de sortie :</text:span><text:span text:style-name="T51"/><text:span/></text:p>
      <text:p text:style-name="P55"><text:span text:style-name="T52"/><text:span/><text:span text:style-name="T53"/><text:span/></text:p>
      <text:p text:style-name="P56"><text:span text:style-name="T54"/><text:span text:style-name="T55"/><text:span text:style-name="T56"/></text:p>
      <text:p text:style-name="P57"><text:span text:style-name="T57">1.2 Capture d’écran de la modification sur le serveur :</text:span><text:span text:style-name="T58"/><text:span/></text:p>
      <text:p text:style-name="P58"><text:span text:style-name="T59"/><text:span/><text:span text:style-name="T60"/><text:span/></text:p>
      <text:p text:style-name="P59"><text:span text:style-name="T61"/><text:span/><text:span text:style-name="T62"/><text:span/></text:p>
      <text:p text:style-name="P60"><text:span text:style-name="T63"/><text:span text:style-name="T64"/><text:span/></text:p>
      <text:p text:style-name="P61"><text:span text:style-name="T65">Capture d’écran du résultat sur le PC client :</text:span><text:span text:style-name="T66"/><text:span/></text:p>
      <text:p text:style-name="P62"><text:span text:style-name="T67"/><text:span/><text:span text:style-name="T68"/><text:span/></text:p>
      <text:p text:style-name="P63"><text:span text:style-name="T69"/><text:span text:style-name="T70"/><text:span/></text:p>
      <text:p text:style-name="P64"><text:span text:style-name="T71">1.3 Capture d’écran, sur le serveur, de la console de gestion des utilisateurs où on voit l’OU Admin contenant le compte Admin et le groupe GrpAdmin :</text:span><text:span text:style-name="T72"/><text:span/></text:p>
      <text:p text:style-name="P65"><text:span text:style-name="T73"/><text:span/><text:span text:style-name="T74"/><text:span/></text:p>
      <text:p text:style-name="P66"><text:span text:style-name="T75"/><text:span text:style-name="T76"/><text:span/></text:p>
      <text:p text:style-name="P67"><text:span text:style-name="T77">Capture d’écran des </text:span><text:span text:style-name="T78">propriétés du groupe </text:span><text:span text:style-name="T79">GrpAdmin </text:span><text:span text:style-name="T80">où on voit les membres du groupe :</text:span><text:span/><text:span text:style-name="T81"/><text:span/></text:p>
      <text:p text:style-name="P68"><text:span text:style-name="T82"/><text:span text:style-name="T83"/><text:span/></text:p>
      <text:p text:style-name="P69"><text:span text:style-name="T84">Capture d’écran de la partie « User Configuration » de la GPO </text:span><text:span text:style-name="T85">USER-Interface-Wallpaper-Informatique-Admin</text:span><text:span text:style-name="T86"> :</text:span><text:span text:style-name="T87"/><text:span/></text:p>
      <text:p text:style-name="P70"><text:span text:style-name="T88"/><text:span/><text:span text:style-name="T89"/><text:span/></text:p>
      <text:p text:style-name="P71"><text:span text:style-name="T90"/><text:span text:style-name="T91"/><text:span/></text:p>
      <text:p text:style-name="P72"><text:span text:style-name="T92">Capture d’écran, sur le client, du fond d’écran de l’utilisateur </text:span><text:span text:style-name="T93">Admin </text:span><text:span text:style-name="T94">(une console cmd sera ouverte dans laquelle on verra que l’on est bien sur cette session) :</text:span><text:span text:style-name="T95"/><text:span/></text:p>
      <text:p text:style-name="P73"><text:span text:style-name="T96"/><text:span/><text:span text:style-name="T97"/><text:span/></text:p>
      <text:p text:style-name="P74"><text:span text:style-name="T98"/><text:span text:style-name="T99"/><text:span/></text:p>
      <text:p text:style-name="P75"><text:span text:style-name="T100">Capture d’écran, sur le client, du fond d’écran de l’utilisateur </text:span><text:span text:style-name="T101">dbianchi </text:span><text:span text:style-name="T102">(une console cmd sera ouverte dans laquelle on verra que l’on est bien sur cette session) :</text:span><text:span text:style-name="T103"/><text:span/></text:p>
      <text:p text:style-name="P76"><text:span text:style-name="T104"/><text:span text:style-name="T105"/><text:span/></text:p>
      <text:p text:style-name="P77"><text:span text:style-name="T106"/><text:span/><text:span text:style-name="T107"/><text:span/><text:span text:style-name="T108"/><text:span/></text:p>
      <text:p text:style-name="P78"><text:span text:style-name="T109"/><text:span text:style-name="T110"/><text:span/></text:p>
      <text:p text:style-name="P79"><text:span text:style-name="T111">1.4 </text:span><text:span text:style-name="T112">Capture d’écran des paramètres d’horaires d’accès pour l’utilisateur skim :</text:span><text:span text:style-name="T113"/><text:span/></text:p>
      <text:p text:style-name="P80"><text:span text:style-name="T114"/><text:span/><text:span text:style-name="T115"/><text:span/></text:p>
      <text:p text:style-name="P81"><text:span text:style-name="T116">Capture d’écran des paramètres de limite de connexion aux ordinateurs pour l’utilisateur skim :</text:span><text:span text:style-name="T117"/><text:span/></text:p>
      <text:p text:style-name="P82"><text:span text:style-name="T118"/><text:span/><text:span text:style-name="T119"/><text:span/></text:p>
      <text:p text:style-name="P83"><text:span text:style-name="T120"/><text:span/></text:p>
      <text:p text:style-name="P84"><text:span text:style-name="T121">2. Serveur Linux</text:span><text:span text:style-name="T122"/><text:span/></text:p>
      <text:p text:style-name="P85"><text:span text:style-name="T123"/><text:span text:style-name="T124"/><text:span/></text:p>
      <text:p text:style-name="P86"><text:span text:style-name="T125">2.1 </text:span><text:span text:style-name="T126">Capture d’écran du fichier de configuration SSH modifié :</text:span><text:span text:style-name="T127"/><text:span/></text:p>
      <text:p text:style-name="P87"><text:span text:style-name="T128"/><text:span/><text:span text:style-name="T129"/><text:span/></text:p>
      <text:p text:style-name="P88"><text:span/><text:span/></text:p>
      <text:p text:style-name="P89"><text:span text:style-name="T130"/><text:span/><text:span text:style-name="T131"/><text:span/></text:p>
      <text:p text:style-name="P90"><text:span text:style-name="T132"/><text:span text:style-name="T133"/><text:span/></text:p>
      <text:p text:style-name="P91"><text:span text:style-name="T134"/><text:span/><text:span/></text:p>
      <text:p text:style-name="P92"><text:span/><text:span/></text:p>
      <text:p text:style-name="P93"><text:span text:style-name="T135">Capture d’écran de la connection SSH avec putty sur le PC client :</text:span><text:span text:style-name="T136"/><text:span/></text:p>
      <text:p text:style-name="P94"><text:span text:style-name="T137"/><text:span text:style-name="T138"/><text:span/></text:p>
      <text:p text:style-name="P95"><text:span text:style-name="T139">2.2</text:span><text:span text:style-name="T140"> Capture d’écran du script bash :</text:span><text:span/></text:p>
      <text:p text:style-name="P96"><text:span/><text:span/></text:p>
      <text:p text:style-name="P97"><text:span text:style-name="T141"/><text:span text:style-name="T142"/><text:span/></text:p>
      <text:p text:style-name="P98"><text:span text:style-name="T143"/><text:span text:style-name="T144"/><text:span/></text:p>
      <text:p text:style-name="P99"><text:span text:style-name="T145">3. Téléphonie</text:span><text:span/></text:p>
      <text:p text:style-name="P100"><text:span text:style-name="T146"/><text:span text:style-name="T147"/><text:span/></text:p>
      <text:p text:style-name="P101"><text:span text:style-name="T148">3.1 </text:span><text:span text:style-name="T149">Capture d’écran de la configuration du softphone</text:span><text:span text:style-name="T15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/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</style:style>
    <style:style style:parent-style-name="619" style:display-name="DStyle_text" style:family="text" style:name="621"/>
    <style:style style:parent-style-name="619" style:display-name="DStyle_text" style:family="text" style:name="622"/>
    <style:style style:parent-style-name="619"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</style:style>
    <style:style style:parent-style-name="619" style:display-name="DStyle_text" style:family="text" style:name="625"/>
    <style:style style:parent-style-name="624" style:display-name="Normal" style:family="paragraph" style:name="626"/>
    <style:style style:parent-style-name="626" style:display-name="Heading 1" style:family="paragraph" style:name="627">
      <style:text-properties fo:font-family="Arial" style:font-family-complex="Arial" fo:font-size="20pt"/>
      <style:paragraph-properties fo:margin-top="24pt" fo:margin-bottom="10pt"/>
    </style:style>
    <style:style style:parent-style-name="619" style:display-name="Heading 1 Char" style:family="text" style:name="628">
      <style:text-properties fo:font-family="Arial" style:font-family-complex="Arial" fo:font-size="20pt"/>
    </style:style>
    <style:style style:parent-style-name="619" style:display-name="Heading 2 Char" style:family="text" style:name="629">
      <style:text-properties fo:font-family="Arial" style:font-family-complex="Arial" fo:font-size="17pt"/>
    </style:style>
    <style:style style:parent-style-name="626" style:display-name="Heading 3" style:family="paragraph" style:name="630">
      <style:text-properties fo:font-family="Arial" style:font-family-complex="Arial" fo:font-size="15pt"/>
      <style:paragraph-properties fo:margin-top="16pt" fo:margin-bottom="10pt"/>
    </style:style>
    <style:style style:parent-style-name="619" style:display-name="Heading 3 Char" style:family="text" style:name="631">
      <style:text-properties fo:font-family="Arial" style:font-family-complex="Arial" fo:font-size="15pt"/>
    </style:style>
    <style:style style:parent-style-name="626" style:display-name="Heading 4" style:family="paragraph" style:name="632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3">
      <style:text-properties fo:font-family="Arial" style:font-family-complex="Arial" fo:font-size="13pt" fo:font-weight="bold"/>
    </style:style>
    <style:style style:parent-style-name="626" style:display-name="Heading 5" style:family="paragraph" style:name="634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5">
      <style:text-properties fo:font-family="Arial" style:font-family-complex="Arial" fo:font-size="12pt" fo:font-weight="bold"/>
    </style:style>
    <style:style style:parent-style-name="626" style:display-name="Heading 6" style:family="paragraph" style:name="636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7">
      <style:text-properties fo:font-family="Arial" style:font-family-complex="Arial" fo:font-size="11pt" fo:font-weight="bold"/>
    </style:style>
    <style:style style:parent-style-name="626" style:display-name="Heading 7" style:family="paragraph" style:name="63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39">
      <style:text-properties fo:font-family="Arial" style:font-family-complex="Arial" fo:font-size="11pt" fo:font-style="italic" fo:font-weight="bold"/>
    </style:style>
    <style:style style:parent-style-name="626" style:display-name="Heading 8" style:family="paragraph" style:name="640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41">
      <style:text-properties fo:font-family="Arial" style:font-family-complex="Arial" fo:font-size="11pt" fo:font-style="italic"/>
    </style:style>
    <style:style style:parent-style-name="626" style:display-name="Heading 9" style:family="paragraph" style:name="642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3">
      <style:text-properties fo:font-family="Arial" style:font-family-complex="Arial" fo:font-size="10.5pt" fo:font-style="italic"/>
    </style:style>
    <style:style style:parent-style-name="626" style:display-name="List Paragraph" style:family="paragraph" style:name="644">
      <style:paragraph-properties fo:margin-left="1.27cm" fo:margin-right="0cm" fo:text-indent="0cm"/>
    </style:style>
    <style:style style:parent-style-name="624" style:display-name="No Spacing" style:family="paragraph" style:name="645">
      <style:paragraph-properties fo:line-height="100%" fo:margin-top="0pt" fo:margin-bottom="0pt"/>
    </style:style>
    <style:style style:parent-style-name="626" style:display-name="Title" style:family="paragraph" style:name="646">
      <style:text-properties fo:font-size="24pt"/>
      <style:paragraph-properties fo:margin-top="15pt" fo:margin-bottom="10pt"/>
    </style:style>
    <style:style style:parent-style-name="619" style:display-name="Title Char" style:family="text" style:name="647">
      <style:text-properties fo:font-size="24pt"/>
    </style:style>
    <style:style style:parent-style-name="626" style:display-name="Subtitle" style:family="paragraph" style:name="648">
      <style:text-properties fo:font-size="12pt"/>
      <style:paragraph-properties fo:margin-top="10pt" fo:margin-bottom="10pt"/>
    </style:style>
    <style:style style:parent-style-name="619" style:display-name="Subtitle Char" style:family="text" style:name="649">
      <style:text-properties fo:font-size="12pt"/>
    </style:style>
    <style:style style:parent-style-name="626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51">
      <style:text-properties fo:font-style="italic"/>
    </style:style>
    <style:style style:parent-style-name="626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53">
      <style:text-properties fo:font-style="italic"/>
    </style:style>
    <style:style style:parent-style-name="626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5"/>
    <style:style style:parent-style-name="626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7"/>
    <style:style style:parent-style-name="619" style:display-name="Caption Char" style:family="text" style:name="658"/>
    <style:style style:parent-style-name="619" style:display-name="Hyper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footnote text" style:family="paragraph" style:name="664">
      <style:text-properties fo:font-size="9pt"/>
      <style:paragraph-properties fo:line-height="100%" fo:margin-bottom="2pt"/>
    </style:style>
    <style:style style:parent-style-name="619" style:display-name="Footnote Text Char" style:family="text" style:name="665">
      <style:text-properties fo:font-size="9pt"/>
    </style:style>
    <style:style style:parent-style-name="619" style:display-name="footnote reference" style:family="text" style:name="666">
      <style:text-properties style:text-position="super 58%"/>
    </style:style>
    <style:style style:parent-style-name="626" style:display-name="endnote text" style:family="paragraph" style:name="667">
      <style:text-properties fo:font-size="10pt"/>
      <style:paragraph-properties fo:line-height="100%" fo:margin-bottom="0pt"/>
    </style:style>
    <style:style style:parent-style-name="619" style:display-name="Endnote Text Char" style:family="text" style:name="668">
      <style:text-properties fo:font-size="10pt"/>
    </style:style>
    <style:style style:parent-style-name="619" style:display-name="endnote reference" style:family="text" style:name="669">
      <style:text-properties style:text-position="super 58%"/>
    </style:style>
    <style:style style:parent-style-name="626" style:display-name="toc 1" style:family="paragraph" style:name="670">
      <style:paragraph-properties fo:margin-left="0cm" fo:margin-right="0cm" fo:text-indent="0cm" fo:margin-bottom="2.85pt"/>
    </style:style>
    <style:style style:parent-style-name="626" style:display-name="toc 2" style:family="paragraph" style:name="671">
      <style:paragraph-properties fo:margin-left="0.4992cm" fo:margin-right="0cm" fo:text-indent="0cm" fo:margin-bottom="2.85pt"/>
    </style:style>
    <style:style style:parent-style-name="626" style:display-name="toc 3" style:family="paragraph" style:name="672">
      <style:paragraph-properties fo:margin-left="1cm" fo:margin-right="0cm" fo:text-indent="0cm" fo:margin-bottom="2.85pt"/>
    </style:style>
    <style:style style:parent-style-name="626" style:display-name="toc 4" style:family="paragraph" style:name="673">
      <style:paragraph-properties fo:margin-left="1.499cm" fo:margin-right="0cm" fo:text-indent="0cm" fo:margin-bottom="2.85pt"/>
    </style:style>
    <style:style style:parent-style-name="626" style:display-name="toc 5" style:family="paragraph" style:name="674">
      <style:paragraph-properties fo:margin-left="2cm" fo:margin-right="0cm" fo:text-indent="0cm" fo:margin-bottom="2.85pt"/>
    </style:style>
    <style:style style:parent-style-name="626" style:display-name="toc 6" style:family="paragraph" style:name="675">
      <style:paragraph-properties fo:margin-left="2.5cm" fo:margin-right="0cm" fo:text-indent="0cm" fo:margin-bottom="2.85pt"/>
    </style:style>
    <style:style style:parent-style-name="626" style:display-name="toc 7" style:family="paragraph" style:name="676">
      <style:paragraph-properties fo:margin-left="3.001cm" fo:margin-right="0cm" fo:text-indent="0cm" fo:margin-bottom="2.85pt"/>
    </style:style>
    <style:style style:parent-style-name="626" style:display-name="toc 8" style:family="paragraph" style:name="677">
      <style:paragraph-properties fo:margin-left="3.5cm" fo:margin-right="0cm" fo:text-indent="0cm" fo:margin-bottom="2.85pt"/>
    </style:style>
    <style:style style:parent-style-name="626" style:display-name="toc 9" style:family="paragraph" style:name="678">
      <style:paragraph-properties fo:margin-left="4.001cm" fo:margin-right="0cm" fo:text-indent="0cm" fo:margin-bottom="2.85pt"/>
    </style:style>
    <style:style style:parent-style-name="624" style:display-name="TOC Heading" style:family="paragraph" style:name="679"/>
    <style:style style:parent-style-name="626" style:display-name="table of figures" style:family="paragraph" style:name="680">
      <style:paragraph-properties fo:margin-bottom="0pt"/>
    </style:style>
    <style:style style:parent-style-name="623" style:class="default" style:display-name="DStyle_paragraph" style:family="paragraph" style:name="681">
      <style:text-properties fo:color="#000000" fo:font-family="Liberation Serif" style:font-family-complex="Liberation Serif" fo:font-size="12pt" fo:language="fr" fo:country="FR"/>
      <style:paragraph-properties/>
    </style:style>
    <style:style style:parent-style-name="681" style:display-name="Standard" style:family="paragraph" style:name="682">
      <style:text-properties/>
      <style:paragraph-properties/>
    </style:style>
    <style:style style:parent-style-name="682" style:display-name="Heading" style:family="paragraph" style:name="683">
      <style:text-properties fo:font-family="Liberation Sans" style:font-family-complex="Liberation Sans" fo:font-size="14pt"/>
      <style:paragraph-properties fo:margin-top="12pt" fo:margin-bottom="6pt"/>
    </style:style>
    <style:style style:parent-style-name="682" style:display-name="Text body" style:family="paragraph" style:name="684">
      <style:paragraph-properties fo:line-height="115%" fo:margin-top="0pt" fo:margin-bottom="7pt"/>
    </style:style>
    <style:style style:parent-style-name="684" style:display-name="List" style:family="paragraph" style:name="685"/>
    <style:style style:parent-style-name="682" style:display-name="Caption" style:family="paragraph" style:name="686">
      <style:text-properties fo:font-size="12pt" fo:font-style="italic"/>
      <style:paragraph-properties fo:margin-top="6pt" fo:margin-bottom="6pt"/>
    </style:style>
    <style:style style:parent-style-name="682" style:display-name="Index" style:family="paragraph" style:name="687"/>
    <style:style style:parent-style-name="682" style:display-name="Table Contents" style:family="paragraph" style:name="688"/>
    <style:style style:parent-style-name="688" style:display-name="Table Heading" style:family="paragraph" style:name="689">
      <style:text-properties fo:font-weight="bold"/>
      <style:paragraph-properties fo:text-align="center"/>
    </style:style>
    <style:style style:parent-style-name="683" style:display-name="Heading 2" style:family="paragraph" style:name="690">
      <style:text-properties fo:font-family="Liberation Serif" style:font-family-complex="Liberation Serif" fo:font-size="18pt" fo:font-weight="bold"/>
      <style:paragraph-properties fo:margin-top="10pt" fo:margin-bottom="6pt"/>
    </style:style>
    <style:style style:class="default" style:display-name="Default Paragraph Font" style:family="text" style:name="69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23-07-31T21:22:04Z</meta:creation-date>
  </office:meta>
</office:document-meta>
</file>